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font-size="110pt" fo:font-weight="bold" style:font-size-asian="110pt" style:font-weight-asian="bold" style:font-size-complex="110pt" style:font-weight-complex="bold"/>
    </style:style>
    <style:style style:name="P2" style:family="paragraph">
      <loext:graphic-properties draw:fill-color="#ffffff"/>
      <style:text-properties fo:color="#ffffff" fo:font-size="110pt" fo:font-weight="bold" style:font-size-asian="110pt" style:font-weight-asian="bold" style:font-size-complex="110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ffffff" fo:font-size="110pt" fo:font-weight="bold" style:font-size-asian="110pt" style:font-weight-asian="bold" style:font-size-complex="1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685cm" presentation:class="subtitle">
          <draw:text-box>
            <text:p text:style-name="P1"><text:span text:style-name="T1">+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7:05:55.789878681</meta:creation-date>
    <dc:date>2019-09-23T17:08:10.487007002</dc:date>
    <meta:editing-duration>PT2M15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